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27in"/>
    </style:style>
    <style:style style:name="co2" style:family="table-column">
      <style:table-column-properties fo:break-before="auto" style:column-width="2.9437in"/>
    </style:style>
    <style:style style:name="co3" style:family="table-column">
      <style:table-column-properties fo:break-before="auto" style:column-width="7.54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3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2" office:value-type="string" calcext:value-type="string">
            <text:p>Develo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Remove normalization from newtwork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rob-n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Implement Gradient Descendant for CMAC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rob-n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Turn on CMAC available for others kind of inputs. Now it's only accept knee angles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Correct the activation for multiples input variables. The activation must be compensated with the ecleudian distance of variables intersection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 style:data-style-name="N2" text:time-value="16:19:00.54856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18:53:51.797524000</meta:creation-date>
    <dc:date>2014-07-18T16:23:25.853699000</dc:date>
    <meta:editing-duration>PT3M27S</meta:editing-duration>
    <meta:editing-cycles>7</meta:editing-cycles>
    <meta:generator>LibreOffice/4.2.3.3$MacOSX_X86_64 LibreOffice_project/882f8a0a489bc99a9e60c7905a60226254cb6ff0</meta:generator>
    <meta:document-statistic meta:table-count="1" meta:cell-count="23" meta:object-count="0"/>
  </office:meta>
</office:document-meta>
</file>